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27889" officeooo:paragraph-rsid="00027889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<text:span text:style-name="T1">ткрываем visual studio code, </text:span>выбираем папку «Разработка программного модуля для учета заявок на ремонт оргтехники»,так же подключаем виртуальное окружение и после открываем терминал и с помощью терминала запускаем сервер,с помощью <text:span text:style-name="T1">(uvicorn app:app --reload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26T11:49:41.853000000</meta:creation-date>
    <dc:date>2024-11-26T12:02:49.919000000</dc:date>
    <meta:editing-duration>PT27S</meta:editing-duration>
    <meta:editing-cycles>1</meta:editing-cycles>
    <meta:document-statistic meta:table-count="0" meta:image-count="0" meta:object-count="0" meta:page-count="1" meta:paragraph-count="1" meta:word-count="34" meta:character-count="258" meta:non-whitespace-character-count="226"/>
    <meta:generator>LibreOffice/7.3.4.2$Windows_X86_64 LibreOffice_project/728fec16bd5f605073805c3c9e7c4212a0120dc5</meta:generator>
  </office:meta>
</office:document-meta>
</file>